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2d82c" officeooo:paragraph-rsid="0012d82c"/>
    </style:style>
    <style:style style:name="P3" style:family="paragraph" style:parent-style-name="Standard">
      <style:text-properties officeooo:rsid="0012d82c" officeooo:paragraph-rsid="0013131e"/>
    </style:style>
    <style:style style:name="P4" style:family="paragraph" style:parent-style-name="Standard">
      <style:text-properties officeooo:rsid="0013131e" officeooo:paragraph-rsid="0013131e"/>
    </style:style>
    <style:style style:name="P5" style:family="paragraph" style:parent-style-name="Standard">
      <style:paragraph-properties fo:break-before="page"/>
      <style:text-properties officeooo:rsid="0013131e" officeooo:paragraph-rsid="0013131e"/>
    </style:style>
    <style:style style:name="P6" style:family="paragraph" style:parent-style-name="Standard">
      <style:text-properties officeooo:rsid="0015bd74" officeooo:paragraph-rsid="0015bd74"/>
    </style:style>
    <style:style style:name="P7" style:family="paragraph" style:parent-style-name="Standard">
      <style:text-properties officeooo:rsid="001795f4" officeooo:paragraph-rsid="001795f4"/>
    </style:style>
    <style:style style:name="P8" style:family="paragraph" style:parent-style-name="Standard">
      <style:text-properties officeooo:rsid="00194b38" officeooo:paragraph-rsid="00194b38"/>
    </style:style>
    <style:style style:name="P9" style:family="paragraph" style:parent-style-name="Standard">
      <style:text-properties officeooo:rsid="001a788f" officeooo:paragraph-rsid="001a788f"/>
    </style:style>
    <style:style style:name="P10" style:family="paragraph" style:parent-style-name="Standard">
      <style:text-properties officeooo:rsid="00219f9d" officeooo:paragraph-rsid="00219f9d"/>
    </style:style>
    <style:style style:name="P11" style:family="paragraph" style:parent-style-name="Standard">
      <style:text-properties officeooo:rsid="00228157" officeooo:paragraph-rsid="00228157"/>
    </style:style>
    <style:style style:name="P12" style:family="paragraph" style:parent-style-name="Standard">
      <style:paragraph-properties fo:break-before="page"/>
      <style:text-properties officeooo:rsid="0027a78e" officeooo:paragraph-rsid="0027a78e"/>
    </style:style>
    <style:style style:name="P13" style:family="paragraph" style:parent-style-name="Standard">
      <style:text-properties officeooo:rsid="0027a78e" officeooo:paragraph-rsid="0027a78e"/>
    </style:style>
    <style:style style:name="P14" style:family="paragraph" style:parent-style-name="Standard">
      <style:text-properties officeooo:rsid="002d0784" officeooo:paragraph-rsid="002d0784"/>
    </style:style>
    <style:style style:name="P15" style:family="paragraph" style:parent-style-name="Standard">
      <style:text-properties officeooo:rsid="002f8699" officeooo:paragraph-rsid="002f8699"/>
    </style:style>
    <style:style style:name="P16" style:family="paragraph" style:parent-style-name="Standard">
      <style:text-properties officeooo:rsid="0028b296" officeooo:paragraph-rsid="0028b296"/>
    </style:style>
    <style:style style:name="P17" style:family="paragraph" style:parent-style-name="Standard">
      <style:text-properties officeooo:rsid="00302810" officeooo:paragraph-rsid="00302810"/>
    </style:style>
    <style:style style:name="P18" style:family="paragraph" style:parent-style-name="Standard">
      <style:text-properties officeooo:rsid="0037c708" officeooo:paragraph-rsid="0037c708"/>
    </style:style>
    <style:style style:name="P19" style:family="paragraph" style:parent-style-name="Standard">
      <style:paragraph-properties fo:break-before="page"/>
      <style:text-properties officeooo:rsid="003a9da7" officeooo:paragraph-rsid="003a9da7"/>
    </style:style>
    <style:style style:name="P20" style:family="paragraph" style:parent-style-name="Standard">
      <style:text-properties officeooo:rsid="003a9da7" officeooo:paragraph-rsid="003a9da7"/>
    </style:style>
    <style:style style:name="P21" style:family="paragraph" style:parent-style-name="Text_20_body">
      <style:text-properties officeooo:rsid="003a9da7" officeooo:paragraph-rsid="003a9da7"/>
    </style:style>
    <style:style style:name="P22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4" style:family="paragraph" style:parent-style-name="Text_20_body">
      <style:text-properties officeooo:paragraph-rsid="003a9da7"/>
    </style:style>
    <style:style style:name="P25" style:family="paragraph" style:parent-style-name="Text_20_body">
      <style:text-properties officeooo:rsid="003bd77a" officeooo:paragraph-rsid="003bd77a"/>
    </style:style>
    <style:style style:name="P26" style:family="paragraph" style:parent-style-name="Standard">
      <style:text-properties officeooo:rsid="00401b50" officeooo:paragraph-rsid="00401b50"/>
    </style:style>
    <style:style style:name="P27" style:family="paragraph" style:parent-style-name="Standard">
      <style:text-properties officeooo:rsid="0044b329" officeooo:paragraph-rsid="0044b329"/>
    </style:style>
    <style:style style:name="P28" style:family="paragraph" style:parent-style-name="Standard">
      <style:text-properties officeooo:paragraph-rsid="0044b329"/>
    </style:style>
    <style:style style:name="P29" style:family="paragraph" style:parent-style-name="Standard">
      <style:text-properties officeooo:rsid="0015bd74" officeooo:paragraph-rsid="0015bd74"/>
    </style:style>
    <style:style style:name="P30" style:family="paragraph" style:parent-style-name="Standard">
      <style:text-properties officeooo:paragraph-rsid="0015bd74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officeooo:rsid="0019913c"/>
    </style:style>
    <style:style style:name="T7" style:family="text">
      <style:text-properties officeooo:rsid="001bcd97"/>
    </style:style>
    <style:style style:name="T8" style:family="text">
      <style:text-properties officeooo:rsid="001d1356"/>
    </style:style>
    <style:style style:name="T9" style:family="text">
      <style:text-properties officeooo:rsid="00206358"/>
    </style:style>
    <style:style style:name="T10" style:family="text">
      <style:text-properties officeooo:rsid="002bbc5a"/>
    </style:style>
    <style:style style:name="T11" style:family="text">
      <style:text-properties officeooo:rsid="0033cfb4"/>
    </style:style>
    <style:style style:name="T12" style:family="text">
      <style:text-properties officeooo:rsid="0035ceae"/>
    </style:style>
    <style:style style:name="T13" style:family="text">
      <style:text-properties officeooo:rsid="00362fbf"/>
    </style:style>
    <style:style style:name="T14" style:family="text">
      <style:text-properties officeooo:rsid="003e2fc3"/>
    </style:style>
    <style:style style:name="T15" style:family="text">
      <style:text-properties officeooo:rsid="0044b329"/>
    </style:style>
    <style:style style:name="T16" style:family="text">
      <style:text-properties officeooo:rsid="00461845"/>
    </style:style>
    <style:style style:name="T17" style:family="text">
      <style:text-properties officeooo:rsid="0015bd74"/>
    </style:style>
    <style:style style:name="T18" style:family="text">
      <style:text-properties officeooo:rsid="0046a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">In Ubuntu Software:</text:p>
      <text:p text:style-name="P3">Arduino</text:p>
      <text:p text:style-name="P4">Terminator (sudo apt install terminator)</text:p>
      <text:p text:style-name="P2">Brave (Optional, browser without adds)</text:p>
      <text:p text:style-name="P2"/>
      <text:p text:style-name="P9">Install pip:</text:p>
      <text:p text:style-name="P9">sudo apt install python3-pip</text:p>
      <text:p text:style-name="P9"/>
      <text:p text:style-name="P10">Install VS Code:<text:line-break/>sudo snap install code –classic</text:p>
      <text:p text:style-name="P11">Install VS Code Extensions:</text:p>
      <text:p text:style-name="P11">ROS – Developer has to be Microsoft</text:p>
      <text:p text:style-name="P11">Python – Developer has to be Microsoft</text:p>
      <text:p text:style-name="P16">Turn on auto save: File -&gt; Auto Save OR File -&gt; Preferences -&gt; Settings →(Write “auto save”) -&gt; Select afterDelay</text:p>
      <text:p text:style-name="P16"/>
      <text:p text:style-name="P17">Install Dynamixel Wizard:</text:p>
      <text:p text:style-name="P17">https://emanual.robotis.com/docs/en/software/dynamixel/dynamixel_wizard2/</text:p>
      <text:p text:style-name="P2"/>
      <text:p text:style-name="P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8">To create a <text:span text:style-name="T6">github</text:span> SSH authentication key follow this tutorial, but DO NOT PUT PASSWORD, it Enter when asked for password:</text:p>
      <text:p text:style-name="P8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14">Arduino Libraries:</text:p>
      <text:p text:style-name="P14">Sketch → Include Libraries → Manage Libraries</text:p>
      <text:p text:style-name="P14">Adafruit NeoPixel</text:p>
      <text:p text:style-name="P1"/>
      <text:p text:style-name="P6">Install ROS2 humble:</text:p>
      <text:p text:style-name="P6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6"/>
      <text:p text:style-name="P6">Follow Tutorials (include ROS2 installation): </text:p>
      <text:p text:style-name="P6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6"/>
      <text:p text:style-name="P6">This tutorial includes a lot more than intalling ROS2 and subs and pubs examples, it does:</text:p>
      <text:p text:style-name="P6">- adds ws sources to ~/.bashrc</text:p>
      <text:p text:style-name="P6"/>
      <text:p text:style-name="P18">To work with UFACTORY xArm 6:</text:p>
      <text:p text:style-name="P18">- <text:a xlink:type="simple" xlink:href="https://www.ufactory.cc/ufactory-studio/" text:style-name="Internet_20_link" text:visited-style-name="Visited_20_Internet_20_Link">https://www.ufactory.cc/ufactory-studio/</text:a></text:p>
      <text:p text:style-name="P18">- Download Linux</text:p>
      <text:p text:style-name="P6"/>
      <text:p text:style-name="P6"><text:soft-page-break/></text:p>
      <text:p text:style-name="P26">To install realsense-viewer:</text:p>
      <text:p text:style-name="P27"/>
      <text:p text:style-name="P27">Follow the following link until the part that states: "Uninstalling the packages" </text:p>
      <text:p text:style-name="P26">https://github.com/IntelRealSense/librealsense/blob/master/doc/distribution_linux.md</text:p>
      <text:p text:style-name="P26"/>
      <text:p text:style-name="P26">To install librealsense<text:span text:style-name="T15">and some more necessary libraries</text:span>:</text:p>
      <text:p text:style-name="P27">First follow these instructions:</text:p>
      <text:p text:style-name="P26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8"><text:span text:style-name="T15">Then follow the “</text:span><text:span text:style-name="T2">Step 3: Install Intel® RealSense™ ROS2 wrapper</text:span><text:span text:style-name="T15">”:</text:span></text:p>
      <text:p text:style-name="P26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ACKAGES:</text:p>
      <text:p text:style-name="P15"/>
      <text:p text:style-name="P15"><text:tab/>low_level:</text:p>
      <text:p text:style-name="P15"><text:tab/><text:tab/>pip install pyserial</text:p>
      <text:p text:style-name="P15"><text:tab/><text:span text:style-name="T11">ps4_controller:</text:span></text:p>
      <text:p text:style-name="P15"><text:tab/><text:tab/>pip install pyPS4Controller</text:p>
      <text:p text:style-name="P6"><text:tab/><text:span text:style-name="T12">neck_dynamixel:</text:span></text:p>
      <text:p text:style-name="P6"><text:tab/><text:tab/>pip install dynamixel-sdk</text:p>
      <text:p text:style-name="P6"/>
      <text:p text:style-name="P6"><text:tab/><text:span text:style-name="T13">xarm:</text:span></text:p>
      <text:p text:style-name="P6"><text:tab/><text:tab/><text:span text:style-name="T13">Follow steps in: https://github.com/xArm-Developer/xarm_ros2/tree/humble?tab=readme-ov-file</text:span></text:p>
      <text:p text:style-name="P6"><text:tab/><text:tab/>sudo apt install ros-foxy-xacro ros-foxy-joint-state-publisher-gui</text:p>
      <text:p text:style-name="P6"><text:tab/><text:tab/>sudo apt install ros-foxy-gazebo-ros-pkgs</text:p>
      <text:p text:style-name="P6"><text:tab/><text:tab/>sudo apt install ros-foxy-ros2-control ros-foxy-ros2-controllers ros-foxy-gazebo-ros2-control</text:p>
      <text:p text:style-name="P6"><text:tab/><text:tab/></text:p>
      <text:p text:style-name="P6"/>
      <text:p text:style-name="P6"><text:tab/><text:span text:style-name="T14">yolos:</text:span></text:p>
      <text:p text:style-name="P6"><text:tab/><text:tab/>pip install ultralytics</text:p>
      <text:p text:style-name="P6"/>
      <text:p text:style-name="P6"/>
      <text:p text:style-name="P6"><text:tab/><text:span text:style-name="T16">audio:</text:span></text:p>
      <text:p text:style-name="P6"><text:tab/><text:tab/>pip install SpeechRecognition</text:p>
      <text:p text:style-name="P6"><text:tab/><text:tab/>pip install pulsectl</text:p>
      <text:p text:style-name="P30"><text:span text:style-name="T17"><text:tab/><text:tab/>sudo apt-get install portaudio19-dev</text:span></text:p>
      <text:p text:style-name="P6"><text:tab/><text:tab/>pip install PyAudio</text:p>
      <text:p text:style-name="P6"><text:tab/><text:tab/><text:tab/><text:span text:style-name="T18">if you get an ffmpeg error:</text:span></text:p>
      <text:p text:style-name="P6"><text:tab/><text:tab/><text:tab/><text:tab/><text:span text:style-name="Source_20_Text"><text:span text:style-name="T5">sudo apt update</text:span></text:span></text:p>
      <text:p text:style-name="P6"><text:span text:style-name="Source_20_Text"><text:span text:style-name="T5"><text:tab/><text:tab/><text:tab/><text:tab/>sudo apt install ffmpeg</text:span></text:span></text:p>
      <text:p text:style-name="P6"><text:tab/><text:tab/><text:tab/></text:p>
      <text:p text:style-name="P6"/>
      <text:p text:style-name="P6"/>
      <text:p text:style-name="P9"><text:soft-page-break/>speakers novos:</text:p>
      <text:p text:style-name="P9">- pip install TTS</text:p>
      <text:p text:style-name="P9">- export PATH=$PATH:/home/utilizador/.local/bin <text:span text:style-name="T8">(s</text:span><text:span text:style-name="T9">o</text:span><text:span text:style-name="T8"> tts commands can be used in terminal) </text:span></text:p>
      <text:p text:style-name="P9">- <text:span text:style-name="T7">pip install pydub</text:span></text:p>
      <text:p text:style-name="P9">- <text:span text:style-name="T9">(editar depois install espeak)</text:span></text:p>
      <text:p text:style-name="P9">- <text:span text:style-name="T10">pip install pygame</text:span></text:p>
      <text:p text:style-name="P12">Possible ROS2 Errors:</text:p>
      <text:p text:style-name="P13"/>
      <text:p text:style-name="P13">When doing colcon build after creating the first package:</text:p>
      <text:p text:style-name="P13"/>
      <text:p text:style-name="P13">“/usr/lib/python3/dist-packages/setuptools/command/install.py:34: SetuptoolsDeprecationWarning: setup.py install is deprecated. Use build and pip and other standards-based tools.</text:p>
      <text:p text:style-name="P13"><text:s text:c="2"/>warnings.warn(</text:p>
      <text:p text:style-name="P13">---”</text:p>
      <text:p text:style-name="P13">pip3 list | grep setuptools</text:p>
      <text:p text:style-name="P13">pip3 install setuptools==58.2.0</text:p>
      <text:p text:style-name="P13">pip3 list | grep setuptools</text:p>
      <text:p text:style-name="P13"/>
      <text:p text:style-name="P13"/>
      <text:p text:style-name="P19">Links for new team members:</text:p>
      <text:p text:style-name="P20"><text:a xlink:type="simple" xlink:href="mailto:RoboCup@Home" text:style-name="Internet_20_link" text:visited-style-name="Visited_20_Internet_20_Link"/></text:p>
      <text:p text:style-name="P20"><text:a xlink:type="simple" xlink:href="mailto:RoboCup@Home" text:style-name="Internet_20_link" text:visited-style-name="Visited_20_Internet_20_Link">RoboCup@Home</text:a> official website:</text:p>
      <text:p text:style-name="P20"><text:a xlink:type="simple" xlink:href="https://athome.robocup.org/" text:style-name="Internet_20_link" text:visited-style-name="Visited_20_Internet_20_Link">https://athome.robocup.org/</text:a></text:p>
      <text:p text:style-name="P20"/>
      <text:p text:style-name="P20"><text:a xlink:type="simple" xlink:href="mailto:RoboCup@Home" text:style-name="Internet_20_link" text:visited-style-name="Visited_20_Internet_20_Link">RoboCup@Home</text:a> official Github:</text:p>
      <text:p text:style-name="P20"><text:a xlink:type="simple" xlink:href="https://github.com/RoboCupAtHome/" text:style-name="Internet_20_link" text:visited-style-name="Visited_20_Internet_20_Link">https://github.com/RoboCupAtHome/</text:a></text:p>
      <text:p text:style-name="P20"/>
      <text:p text:style-name="P20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20"/>
      <text:p text:style-name="P20">CHARMIE Project Github:</text:p>
      <text:p text:style-name="P20"><text:a xlink:type="simple" xlink:href="https://github.com/SparkRibeiro21/charmie_ws" text:style-name="Internet_20_link" text:visited-style-name="Visited_20_Internet_20_Link">https://github.com/SparkRibeiro21/charmie_ws</text:a></text:p>
      <text:p text:style-name="P20"/>
      <text:p text:style-name="P20">CHARMIE Dataset:</text:p>
      <text:p text:style-name="P20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20"/>
      <text:p text:style-name="P20">Requirements nos vossos Pcs:</text:p>
      <text:p text:style-name="P22">OS: Ubuntu 22.04 LTS (Aconselho vivamente que façam dualboot, máquina virtual vai dar erros no ROS)</text:p>
      <text:p text:style-name="P22"/>
      <text:p text:style-name="P23">ROS2: Humble </text:p>
      <text:p text:style-name="P23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21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23"/>
      <text:p text:style-name="P24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25"><text:span text:style-name="T2">(Isto vemos depois, </text:span><text:span text:style-name="T3">para já podem ir analisar as características do braço</text:span><text:span text:style-name="T2">)</text:span></text:p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Terminator Keyboard Shortcut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38:48.829790897</meta:creation-date>
    <dc:date>2024-03-31T11:11:29.550160326</dc:date>
    <meta:editing-duration>P5DT12H43M37S</meta:editing-duration>
    <meta:editing-cycles>21</meta:editing-cycles>
    <meta:generator>LibreOffice/7.3.7.2$Linux_X86_64 LibreOffice_project/30$Build-2</meta:generator>
    <meta:document-statistic meta:table-count="1" meta:image-count="0" meta:object-count="0" meta:page-count="6" meta:paragraph-count="127" meta:word-count="556" meta:character-count="4637" meta:non-whitespace-character-count="4153"/>
  </office:meta>
</office:document-meta>
</file>